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6571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>
            <text:p>function</text:p>
          </table:table-cell>
          <table:table-cell table:style-name="ce1" office:value-type="string">
            <text:p>defuns</text:p>
          </table:table-cell>
          <table:table-cell table:style-name="ce1" office:value-type="string">
            <text:p>tests</text:p>
          </table:table-cell>
          <table:table-cell/>
          <table:table-cell office:value-type="string">
            <text:p>xmlminidom</text:p>
          </table:table-cell>
        </table:table-row>
        <table:table-row table:style-name="ro1">
          <table:table-cell office:value-type="string">
            <text:p>split-on-token-mv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pan-mv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plit-at-delimiter-mv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plit-off-prefix-mv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xml-escape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xml-serialize-attributes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xml-serialize-nodes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xml-serialize-dom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string">
            <text:p>xml-unescape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xml-readnodeproperties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xml-skipdontcares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xml-readnodes</text:p>
          </table:table-cell>
          <table:table-cell office:value-type="float" office:value="58">
            <text:p>58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>
          <table:table-cell office:value-type="string">
            <text:p>xml-readnode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xml-getnodes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string">
            <text:p>xml-getdeepnodes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xml-getnode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string">
            <text:p>xml-getdeepnode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string">
            <text:p>xml-getattribute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xml-gettext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xml-isattribute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xml-isattributelist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xml-isnode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xml-isnodelist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gluekids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xml-bfsfindnodes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31">01/31/2011</text:date>, <text:time>17:45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dward Flick</meta:initial-creator>
    <meta:creation-date>2011-01-31T17:19:07</meta:creation-date>
    <dc:date>2011-01-31T17:45:40</dc:date>
    <dc:creator>Edward Flick</dc:creator>
    <meta:editing-duration>PT00H11M20S</meta:editing-duration>
    <meta:editing-cycles>2</meta:editing-cycles>
    <meta:generator>OpenOffice.org/3.2$Linux OpenOffice.org_project/320m12$Build-9483</meta:generator>
    <meta:document-statistic meta:table-count="3" meta:cell-count="79" meta:object-count="0"/>
  </office:meta>
</office:document-meta>
</file>